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9.292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2.15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926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3.214cm" fo:break-before="auto" style:use-optimal-row-height="true"/>
    </style:style>
    <style:style style:name="ro6" style:family="table-row">
      <style:table-row-properties style:row-height="0.997cm" fo:break-before="auto" style:use-optimal-row-height="true"/>
    </style:style>
    <style:style style:name="ro7" style:family="table-row">
      <style:table-row-properties style:row-height="0.691cm" fo:break-before="auto" style:use-optimal-row-height="true"/>
    </style:style>
    <style:style style:name="ro8" style:family="table-row">
      <style:table-row-properties style:row-height="0.889cm" fo:break-before="auto" style:use-optimal-row-height="false"/>
    </style:style>
    <style:style style:name="ro9" style:family="table-row">
      <style:table-row-properties style:row-height="1.623cm" fo:break-before="auto" style:use-optimal-row-height="true"/>
    </style:style>
    <style:style style:name="ro10" style:family="table-row">
      <style:table-row-properties style:row-height="0.986cm" fo:break-before="auto" style:use-optimal-row-height="true"/>
    </style:style>
    <style:style style:name="ro11" style:family="table-row">
      <style:table-row-properties style:row-height="4.145cm" fo:break-before="auto" style:use-optimal-row-height="true"/>
    </style:style>
    <style:style style:name="ro12" style:family="table-row">
      <style:table-row-properties style:row-height="1.693cm" fo:break-before="auto" style:use-optimal-row-height="false"/>
    </style:style>
    <style:style style:name="ro13" style:family="table-row">
      <style:table-row-properties style:row-height="0.679cm" fo:break-before="auto" style:use-optimal-row-height="true"/>
    </style:style>
    <style:style style:name="ro14" style:family="table-row">
      <style:table-row-properties style:row-height="0.931cm" fo:break-before="auto" style:use-optimal-row-height="false"/>
    </style:style>
    <style:style style:name="ro15" style:family="table-row">
      <style:table-row-properties style:row-height="1.122cm" fo:break-before="auto" style:use-optimal-row-height="false"/>
    </style:style>
    <style:style style:name="ro16" style:family="table-row">
      <style:table-row-properties style:row-height="1.609cm" fo:break-before="auto" style:use-optimal-row-height="false"/>
    </style:style>
    <style:style style:name="ro17" style:family="table-row">
      <style:table-row-properties style:row-height="1.418cm" fo:break-before="auto" style:use-optimal-row-height="false"/>
    </style:style>
    <style:style style:name="ro18" style:family="table-row">
      <style:table-row-properties style:row-height="2.011cm" fo:break-before="auto" style:use-optimal-row-height="false"/>
    </style:style>
    <style:style style:name="ro19" style:family="table-row">
      <style:table-row-properties style:row-height="1.951cm" fo:break-before="auto" style:use-optimal-row-height="true"/>
    </style:style>
    <style:style style:name="ro20" style:family="table-row">
      <style:table-row-properties style:row-height="1.27cm" fo:break-before="auto" style:use-optimal-row-height="false"/>
    </style:style>
    <style:style style:name="ro21" style:family="table-row">
      <style:table-row-properties style:row-height="4.475cm" fo:break-before="auto" style:use-optimal-row-height="true"/>
    </style:style>
    <style:style style:name="ro22" style:family="table-row">
      <style:table-row-properties style:row-height="0.974cm" fo:break-before="auto" style:use-optimal-row-height="false"/>
    </style:style>
    <style:style style:name="ro23" style:family="table-row">
      <style:table-row-properties style:row-height="1.143cm" fo:break-before="auto" style:use-optimal-row-height="false"/>
    </style:style>
    <style:style style:name="ro24" style:family="table-row">
      <style:table-row-properties style:row-height="1.99cm" fo:break-before="auto" style:use-optimal-row-height="false"/>
    </style:style>
    <style:style style:name="ro25" style:family="table-row">
      <style:table-row-properties style:row-height="3.662cm" fo:break-before="auto" style:use-optimal-row-height="false"/>
    </style:style>
    <style:style style:name="ro26" style:family="table-row">
      <style:table-row-properties style:row-height="3.201cm" fo:break-before="auto" style:use-optimal-row-height="true"/>
    </style:style>
    <style:style style:name="ta1" style:family="table" style:master-page-name="PageStyle_5f_書籍管理システムFile版2.0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4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5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6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7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'書籍管理システムFile版2.0単体テスト'.D7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'書籍管理システムFile版2.0単体テスト'.D14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'書籍管理システムFile版2.0単体テスト'.E8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'書籍管理システムFile版2.0単体テスト'.G25">
          <table:error-message table:message-type="stop" table:display="true"/>
        </table:content-validation>
      </table:content-validations>
      <table:table table:name="書籍管理システムFile版2.0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項番</text:p>
          </table:table-cell>
          <table:table-cell table:style-name="ce11" office:value-type="string">
            <text:p>テストケース</text:p>
          </table:table-cell>
          <table:table-cell table:style-name="ce11" office:value-type="string">
            <text:p>確認内容</text:p>
          </table:table-cell>
          <table:table-cell table:style-name="ce27" office:value-type="string">
            <text:p>テスト</text:p>
            <text:p>パターン</text:p>
          </table:table-cell>
          <table:table-cell table:style-name="ce27" office:value-type="string">
            <text:p>観点</text:p>
          </table:table-cell>
          <table:table-cell table:style-name="ce11" office:value-type="string">
            <text:p>期待結果</text:p>
          </table:table-cell>
          <table:table-cell table:style-name="ce11" office:value-type="string">
            <text:p>確認方法</text:p>
          </table:table-cell>
          <table:table-cell table:style-name="ce11" office:value-type="string">
            <text:p>結果</text:p>
          </table:table-cell>
          <table:table-cell table:style-name="ce53" office:value-type="string">
            <text:p>実施日</text:p>
          </table:table-cell>
          <table:table-cell table:style-name="ce57" office:value-type="string">
            <text:p>実施者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</text:p>
          </table:table-cell>
          <table:table-cell table:style-name="ce12" office:value-type="string">
            <text:p>Step1：削除処理を実装する</text:p>
          </table:table-cell>
          <table:table-cell table:style-name="ce12"/>
          <table:table-cell table:style-name="ce28" table:content-validation-name="val1" table:number-columns-repeated="2"/>
          <table:table-cell table:style-name="ce42"/>
          <table:table-cell table:style-name="ce44" table:content-validation-name="val4" table:number-columns-repeated="2"/>
          <table:table-cell table:style-name="ce54"/>
          <table:table-cell table:style-name="ce58"/>
          <table:table-cell table:number-columns-repeated="246"/>
        </table:table-row>
        <table:table-row table:style-name="ro3">
          <table:table-cell table:style-name="ce3" office:value-type="string">
            <text:p>1-1-1</text:p>
          </table:table-cell>
          <table:table-cell table:style-name="ce13" office:value-type="string" table:number-columns-spanned="1" table:number-rows-spanned="2">
            <text:p>メニュー表示時に、2をキーボード入力した時</text:p>
          </table:table-cell>
          <table:table-cell table:style-name="ce13" office:value-type="string" table:number-columns-spanned="1" table:number-rows-spanned="2">
            <text:p>書籍削除のメッセージが表示され、キーボード入力待ちになること</text:p>
          </table:table-cell>
          <table:table-cell table:style-name="ce29" table:content-validation-name="val2" office:value-type="string" table:number-columns-spanned="1" table:number-rows-spanned="2">
            <text:p>正常系</text:p>
          </table:table-cell>
          <table:table-cell table:style-name="ce29" table:content-validation-name="val3" office:value-type="string" table:number-columns-spanned="1" table:number-rows-spanned="2">
            <text:p>命令</text:p>
          </table:table-cell>
          <table:table-cell table:style-name="ce24" office:value-type="string">
            <text:p>以下の案内文言が表示される。</text:p>
            <text:p/>
            <text:p>***削除対象の書籍選択***</text:p>
            <text:p>削除したい書籍(ISBN)を選択してください⇒</text:p>
          </table:table-cell>
          <table:table-cell table:style-name="ce45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1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キーボード入力待ち状態になる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1-2-1</text:p>
          </table:table-cell>
          <table:table-cell table:style-name="ce15" office:value-type="string" table:number-columns-spanned="1" table:number-rows-spanned="2">
            <text:p>ISBNの値をキーボード入力した時</text:p>
          </table:table-cell>
          <table:table-cell table:style-name="ce15" office:value-type="string" table:number-columns-spanned="1" table:number-rows-spanned="2">
            <text:p>削除実行の入力を促すメッセージが表示され、キーボード入力待ちになること</text:p>
          </table:table-cell>
          <table:table-cell table:style-name="ce31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命令</text:p>
          </table:table-cell>
          <table:table-cell table:style-name="ce20" office:value-type="string">
            <text:p>以下の案内文言が表示される。</text:p>
            <text:p>※[isbn][title][price]は入力したISBNに紐づく値</text:p>
            <text:p/>
            <text:p>***削除対象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>上記書籍を削除しますか&lt;y/n&gt;？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2-2</text:p>
          </table:table-cell>
          <table:covered-table-cell table:number-columns-repeated="2" table:style-name="ce14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1-3-1</text:p>
          </table:table-cell>
          <table:table-cell table:style-name="ce15" office:value-type="string" table:number-columns-spanned="1" table:number-rows-spanned="2">
            <text:p>1-2-2の状態で</text:p>
            <text:p>yをキーボード入力した時</text:p>
            <text:p/>
          </table:table-cell>
          <table:table-cell table:style-name="ce19" office:value-type="string" table:number-columns-spanned="1" table:number-rows-spanned="2">
            <text:p>削除完了のメッセージが表示され、再度メニューが表示されること</text:p>
          </table:table-cell>
          <table:table-cell table:style-name="ce31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条件</text:p>
          </table:table-cell>
          <table:table-cell table:style-name="ce20" office:value-type="string">
            <text:p>「ISBN： [isbn] の書籍が削除されました。」が表示される。</text:p>
            <text:p>※[isbn]は入力した値]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3-2</text:p>
          </table:table-cell>
          <table:covered-table-cell table:style-name="ce14"/>
          <table:covered-table-cell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5" office:value-type="string">
            <text:p>1-4-1</text:p>
          </table:table-cell>
          <table:table-cell table:style-name="ce16" office:value-type="string" table:number-columns-spanned="1" table:number-rows-spanned="2">
            <text:p>1-2-2の状態で</text:p>
            <text:p>nをキーボード入力した時</text:p>
            <text:p/>
          </table:table-cell>
          <table:table-cell table:style-name="ce16" office:value-type="string" table:number-columns-spanned="1" table:number-rows-spanned="2">
            <text:p>削除中止のメッセージが表示され、再度メニューが表示されること</text:p>
          </table:table-cell>
          <table:table-cell table:style-name="ce33" table:content-validation-name="val2" office:value-type="string" table:number-columns-spanned="1" table:number-rows-spanned="2">
            <text:p>異常系</text:p>
          </table:table-cell>
          <table:table-cell table:style-name="ce33" table:content-validation-name="val3" office:value-type="string" table:number-columns-spanned="1" table:number-rows-spanned="2">
            <text:p>条件</text:p>
          </table:table-cell>
          <table:table-cell table:style-name="ce19" office:value-type="string">
            <text:p>「削除を中止し、メニュー画面に戻ります。」が表示される。</text:p>
            <text:p/>
          </table:table-cell>
          <table:table-cell table:style-name="ce47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6" office:value-type="string">
            <text:p>1-4-2</text:p>
          </table:table-cell>
          <table:covered-table-cell table:number-columns-repeated="2" table:style-name="ce17"/>
          <table:covered-table-cell table:style-name="ce34"/>
          <table:covered-table-cell table:style-name="ce34" table:content-validation-name="val3"/>
          <table:table-cell table:style-name="ce17" office:value-type="string">
            <text:p>再度メニュー文言が表示され、入力待ち状態になる。</text:p>
          </table:table-cell>
          <table:table-cell table:style-name="ce48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2</text:p>
          </table:table-cell>
          <table:table-cell table:style-name="ce18" office:value-type="string">
            <text:p>Step2：更新処理を実装する</text:p>
          </table:table-cell>
          <table:table-cell table:style-name="ce18"/>
          <table:table-cell table:style-name="ce35" table:content-validation-name="val2"/>
          <table:table-cell table:style-name="ce35" table:content-validation-name="val3"/>
          <table:table-cell table:style-name="ce43"/>
          <table:table-cell table:style-name="ce49" table:content-validation-name="val4" table:number-columns-repeated="2"/>
          <table:table-cell table:style-name="ce56"/>
          <table:table-cell table:style-name="ce60"/>
          <table:table-cell table:number-columns-repeated="246"/>
        </table:table-row>
        <table:table-row table:style-name="ro9">
          <table:table-cell table:style-name="ce3" office:value-type="string">
            <text:p>2-1-1</text:p>
          </table:table-cell>
          <table:table-cell table:style-name="ce13" office:value-type="string" table:number-columns-spanned="1" table:number-rows-spanned="2">
            <text:p>メニュー表示時に、3をキーボード入力した時</text:p>
          </table:table-cell>
          <table:table-cell table:style-name="ce13" office:value-type="string" table:number-columns-spanned="1" table:number-rows-spanned="2">
            <text:p>書籍登録のメッセージが表示され、キーボード入力待ちになること</text:p>
          </table:table-cell>
          <table:table-cell table:style-name="ce29" table:content-validation-name="val2" office:value-type="string" table:number-columns-spanned="1" table:number-rows-spanned="2">
            <text:p>正常系</text:p>
          </table:table-cell>
          <table:table-cell table:style-name="ce29" table:content-validation-name="val3" office:value-type="string" table:number-columns-spanned="1" table:number-rows-spanned="2">
            <text:p>命令</text:p>
          </table:table-cell>
          <table:table-cell table:style-name="ce24" office:value-type="string">
            <text:p>以下の案内文言が表示される。</text:p>
            <text:p/>
            <text:p>***変更対象の書籍選択***</text:p>
            <text:p>変更したい書籍(ISBN)を選択してください⇒</text:p>
            <text:p/>
          </table:table-cell>
          <table:table-cell table:style-name="ce45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2-1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2-2-1</text:p>
          </table:table-cell>
          <table:table-cell table:style-name="ce19" office:value-type="string" table:number-columns-spanned="1" table:number-rows-spanned="2">
            <text:p>ISBNの値をキーボード入力した時</text:p>
          </table:table-cell>
          <table:table-cell table:style-name="ce19" office:value-type="string" table:number-columns-spanned="1" table:number-rows-spanned="2">
            <text:p>タイトルの入力を促すメッセージが表示され、キーボード入力待ちになること</text:p>
          </table:table-cell>
          <table:table-cell table:style-name="ce31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命令</text:p>
          </table:table-cell>
          <table:table-cell table:style-name="ce20" office:value-type="string">
            <text:p>「タイトル【[oldTitle]】変更⇒」が表示される。</text:p>
            <text:p>※[oldTitle]は入力したISBNに紐づく値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2-2-2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2-3-1</text:p>
          </table:table-cell>
          <table:table-cell table:style-name="ce20" office:value-type="string" table:number-columns-spanned="1" table:number-rows-spanned="2">
            <text:p>タイトルの値をキーボード入力した時</text:p>
            <text:p/>
          </table:table-cell>
          <table:table-cell table:style-name="ce20" office:value-type="string" table:number-columns-spanned="1" table:number-rows-spanned="2">
            <text:p>価格の入力を促すメッセージが表示され、キーボード入力待ちになること</text:p>
          </table:table-cell>
          <table:table-cell table:style-name="ce32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命令</text:p>
          </table:table-cell>
          <table:table-cell table:style-name="ce20" office:value-type="string">
            <text:p>「価格【[oldPrice]】変更⇒」が表示される。</text:p>
            <text:p>※[oldPrice]は入力したISBNに紐づく値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2-3-2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1">
          <table:table-cell table:style-name="ce4" office:value-type="string">
            <text:p>2-4-1</text:p>
          </table:table-cell>
          <table:table-cell table:style-name="ce16" office:value-type="string" table:number-columns-spanned="1" table:number-rows-spanned="2">
            <text:p>価格の値をキーボード入力した時</text:p>
            <text:p/>
          </table:table-cell>
          <table:table-cell table:style-name="ce16" office:value-type="string" table:number-columns-spanned="1" table:number-rows-spanned="2">
            <text:p>変更完了のメッセージが表示され、再度メニューが表示されること</text:p>
          </table:table-cell>
          <table:table-cell table:style-name="ce33" table:content-validation-name="val2" office:value-type="string" table:number-columns-spanned="1" table:number-rows-spanned="2">
            <text:p>正常系</text:p>
          </table:table-cell>
          <table:table-cell table:style-name="ce33" table:content-validation-name="val3" office:value-type="string" table:number-columns-spanned="1" table:number-rows-spanned="2">
            <text:p>命令</text:p>
          </table:table-cell>
          <table:table-cell table:style-name="ce19" office:value-type="string">
            <text:p>以下の案内文言が表示される。</text:p>
            <text:p>※[isbn][title][price]はそれぞれ入力した値</text:p>
            <text:p>※[oldTitle][oldPrice]は入力したISBNに紐づく値</text:p>
            <text:p/>
            <text:p>***更新済書籍情報***</text:p>
            <text:p>下記のように書籍情報が更新されました。</text:p>
            <text:p>----------------------------------</text:p>
            <text:p><text:s text:c="8"/>変更前 <text:s text:c="3"/>変更後</text:p>
            <text:p>ISBN <text:s text:c="3"/>[isbn] <text:s text:c="2"/>→ <text:s/>[isbn]</text:p>
            <text:p>TITLE <text:s text:c="2"/>[oldTitle] <text:s/>→ <text:s/>[title]</text:p>
            <text:p>PRICE <text:s text:c="2"/>[oldPrice] <text:s/>→ <text:s/>[price]</text:p>
            <text:p>----------------------------------</text:p>
            <text:p/>
          </table:table-cell>
          <table:table-cell table:style-name="ce47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2-4-2</text:p>
          </table:table-cell>
          <table:covered-table-cell table:number-columns-repeated="2" table:style-name="ce17"/>
          <table:covered-table-cell table:style-name="ce34"/>
          <table:covered-table-cell table:style-name="ce34" table:content-validation-name="val3"/>
          <table:table-cell table:style-name="ce17" office:value-type="string">
            <text:p>再度メニュー文言が表示され、入力待ち状態になる。</text:p>
          </table:table-cell>
          <table:table-cell table:style-name="ce48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3</text:p>
          </table:table-cell>
          <table:table-cell table:style-name="ce18" office:value-type="string">
            <text:p>Step3：各種エラー処理を実装する</text:p>
          </table:table-cell>
          <table:table-cell table:style-name="ce18"/>
          <table:table-cell table:style-name="ce35" table:content-validation-name="val2"/>
          <table:table-cell table:style-name="ce35" table:content-validation-name="val3"/>
          <table:table-cell table:style-name="ce43"/>
          <table:table-cell table:style-name="ce49" table:content-validation-name="val4" table:number-columns-repeated="2"/>
          <table:table-cell table:style-name="ce56"/>
          <table:table-cell table:style-name="ce60"/>
          <table:table-cell table:number-columns-repeated="246"/>
        </table:table-row>
        <table:table-row table:style-name="ro12">
          <table:table-cell table:style-name="ce8" office:value-type="string">
            <text:p>3-1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loadIntoMemoryFromFile()メソッドの</text:p>
            <text:p>　objIn.open()メソッド実行の行にブレークポイントを設置。</text:p>
            <text:p>　デバッグ時に、変数&gt;thisi&gt;objInを右クリックして</text:p>
            <text:p>　「値を変更」で値をnullに変更してから、</text:p>
            <text:p>　対象の行をステップ・オーバーで実行。</text:p>
          </table:table-cell>
          <table:table-cell table:style-name="ce21" office:value-type="string" table:number-columns-spanned="1" table:number-rows-spanned="2">
            <text:p>エラーメッセージが表示され、プログラムが終了す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○○という例外が発生しました。」が表示される。</text:p>
            <text:p>※○○の部分は発生した例外の内容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2">
          <table:table-cell table:style-name="ce8" office:value-type="string">
            <text:p>3-1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3">
          <table:table-cell table:style-name="ce8" office:value-type="string">
            <text:p>3-2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のファイル名を変えておく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ファイルオープン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8" office:value-type="string">
            <text:p>3-2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4">
          <table:table-cell table:style-name="ce8" office:value-type="string">
            <text:p>3-3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に書かれているpriceのデータを,ごと削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不正なデータが存在し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4">
          <table:table-cell table:style-name="ce8" office:value-type="string">
            <text:p>3-3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3">
          <table:table-cell table:style-name="ce8" office:value-type="string">
            <text:p>3-4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に書かれているpriceのデータに文字列を含め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価格に文字が含まれてい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5">
          <table:table-cell table:style-name="ce8" office:value-type="string">
            <text:p>3-4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6">
          <table:table-cell table:style-name="ce8" office:value-type="string">
            <text:p>3-5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loadIntoMemoryFromFile()メソッドの</text:p>
            <text:p>　objIn.close()メソッド実行の行にブレークポイントを設置。</text:p>
            <text:p>　デバッグ機能で、ファイルクローズ処理の結果（FileIn.javaのclose()メソッドの戻り値）をfalseに変更してから</text:p>
            <text:p>　「再開」でデバッグを続ける。</text:p>
            <text:p/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ファイルクローズ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6">
          <table:table-cell table:style-name="ce8" office:value-type="string">
            <text:p>3-5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3">
          <table:table-cell table:style-name="ce8" office:value-type="string">
            <text:p>3-6-1</text:p>
          </table:table-cell>
          <table:table-cell table:style-name="ce21" office:value-type="string" table:number-columns-spanned="1" table:number-rows-spanned="2">
            <text:p>書籍登録画面で、</text:p>
            <text:p>ISBNに空欄（空文字）を入力した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空文字が入力されました。ISBNを入力して下さい！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8" office:value-type="string">
            <text:p>3-6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キーボード入力待ち状態にな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8" office:value-type="string">
            <text:p>3-7-1</text:p>
          </table:table-cell>
          <table:table-cell table:style-name="ce21" office:value-type="string" table:number-columns-spanned="1" table:number-rows-spanned="2">
            <text:p>書籍登録画面で、</text:p>
            <text:p>csv上に登録されているISBNを入力した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入力ISBNは既に登録されています：[isbn]」が表示される。</text:p>
            <text:p>※[isbn]は入力した値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8" office:value-type="string">
            <text:p>3-7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キーボード入力待ち状態にな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3">
          <table:table-cell table:style-name="ce8" office:value-type="string">
            <text:p>3-8-1</text:p>
          </table:table-cell>
          <table:table-cell table:style-name="ce21" office:value-type="string" table:number-columns-spanned="1" table:number-rows-spanned="2">
            <text:p>書籍登録画面で、</text:p>
            <text:p>csv上に登録されていない書籍情報を入力した時</text:p>
            <text:p>※事前にbmsFileDB.csvをエクスプローラー上で右クリックして、</text:p>
            <text:p>　プロパティを開き、「属性：読み取り専用」にチェックを入れて適用しておく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書き込みファイルのオープン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7">
          <table:table-cell table:style-name="ce8" office:value-type="string">
            <text:p>3-8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8">
          <table:table-cell table:style-name="ce8" office:value-type="string">
            <text:p>3-9-1</text:p>
          </table:table-cell>
          <table:table-cell table:style-name="ce21" office:value-type="string" table:number-columns-spanned="1" table:number-rows-spanned="2">
            <text:p>書籍登録画面で、</text:p>
            <text:p>csv上に登録されていない書籍情報を入力した時</text:p>
            <text:p>※writeIntoFileFromMemory()メソッドの</text:p>
            <text:p>　objOut.close()メソッド実行の行にブレークポイントを設置。</text:p>
            <text:p>　デバッグ機能で、ファイルクローズ処理の結果（FileOut.javaのclose()メソッドの戻り値）をfalseに変更してから</text:p>
            <text:p>　「再開」でデバッグを続ける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書き込みファイルのクローズ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8">
          <table:table-cell table:style-name="ce8" office:value-type="string">
            <text:p>3-9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9">
          <table:table-cell table:style-name="ce4" office:value-type="string">
            <text:p>3-10-1</text:p>
          </table:table-cell>
          <table:table-cell table:style-name="ce19" office:value-type="string" table:number-columns-spanned="1" table:number-rows-spanned="2">
            <text:p>書籍削除画面で、</text:p>
            <text:p>csv上に登録されていないISBNを入力した時</text:p>
          </table:table-cell>
          <table:table-cell table:style-name="ce19" office:value-type="string" table:number-columns-spanned="1" table:number-rows-spanned="2">
            <text:p>エラーメッセージが表示され、、再度メニューが表示されること</text:p>
          </table:table-cell>
          <table:table-cell table:style-name="ce31" table:content-validation-name="val2" office:value-type="string" table:number-columns-spanned="1" table:number-rows-spanned="2">
            <text:p>異常系</text:p>
          </table:table-cell>
          <table:table-cell table:style-name="ce31" table:content-validation-name="val3" office:value-type="string" table:number-columns-spanned="1" table:number-rows-spanned="2">
            <text:p>条件</text:p>
          </table:table-cell>
          <table:table-cell table:style-name="ce20" office:value-type="string">
            <text:p>以下の案内文言が表示される。</text:p>
            <text:p>※[isbn]は入力した値</text:p>
            <text:p/>
            <text:p>入力ISBN：[isbn]は存在しませんでした。</text:p>
            <text:p>メニュー画面に戻ります。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3-10-2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再度メニュー文言が表示され、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9">
          <table:table-cell table:style-name="ce5" office:value-type="string">
            <text:p>3-11-1</text:p>
          </table:table-cell>
          <table:table-cell table:style-name="ce16" office:value-type="string" table:number-columns-spanned="1" table:number-rows-spanned="2">
            <text:p>書籍変更画面で、</text:p>
            <text:p>csv上に登録されていないISBNを入力した時</text:p>
          </table:table-cell>
          <table:table-cell table:style-name="ce16" office:value-type="string" table:number-columns-spanned="1" table:number-rows-spanned="2">
            <text:p>エラーメッセージが表示され、、再度メニューが表示されること</text:p>
          </table:table-cell>
          <table:table-cell table:style-name="ce33" table:content-validation-name="val2" office:value-type="string" table:number-columns-spanned="1" table:number-rows-spanned="2">
            <text:p>異常系</text:p>
          </table:table-cell>
          <table:table-cell table:style-name="ce33" table:content-validation-name="val3" office:value-type="string" table:number-columns-spanned="1" table:number-rows-spanned="2">
            <text:p>条件</text:p>
          </table:table-cell>
          <table:table-cell table:style-name="ce19" office:value-type="string">
            <text:p>以下の案内文言が表示される。</text:p>
            <text:p>※[isbn]は入力した値</text:p>
            <text:p/>
            <text:p>入力ISBN：[isbn]は存在しませんでした。</text:p>
            <text:p>メニュー画面に戻ります。</text:p>
            <text:p/>
          </table:table-cell>
          <table:table-cell table:style-name="ce47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6" office:value-type="string">
            <text:p>3-11-2</text:p>
          </table:table-cell>
          <table:covered-table-cell table:number-columns-repeated="2" table:style-name="ce17"/>
          <table:covered-table-cell table:style-name="ce34"/>
          <table:covered-table-cell table:style-name="ce34" table:content-validation-name="val3"/>
          <table:table-cell table:style-name="ce17" office:value-type="string">
            <text:p>再度メニュー文言が表示され、入力待ち状態になる。</text:p>
          </table:table-cell>
          <table:table-cell table:style-name="ce48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4</text:p>
          </table:table-cell>
          <table:table-cell table:style-name="ce18" office:value-type="string">
            <text:p>Step4：初期データ登録機能を実装する</text:p>
          </table:table-cell>
          <table:table-cell table:style-name="ce18"/>
          <table:table-cell table:style-name="ce35" table:content-validation-name="val2"/>
          <table:table-cell table:style-name="ce35" table:content-validation-name="val3"/>
          <table:table-cell table:style-name="ce43"/>
          <table:table-cell table:style-name="ce49" table:content-validation-name="val4" table:number-columns-repeated="2"/>
          <table:table-cell table:style-name="ce56"/>
          <table:table-cell table:style-name="ce60"/>
          <table:table-cell table:number-columns-repeated="246"/>
        </table:table-row>
        <table:table-row table:style-name="ro20">
          <table:table-cell table:style-name="ce8" office:value-type="string">
            <text:p>4-1-1</text:p>
          </table:table-cell>
          <table:table-cell table:style-name="ce21" office:value-type="string" table:number-columns-spanned="1" table:number-rows-spanned="3">
            <text:p>メニュー画面で</text:p>
            <text:p>4をキーボード入力した時</text:p>
            <text:p>※事前にbmsFileDB.csvはタイトル行以外のデータを消しておく</text:p>
          </table:table-cell>
          <table:table-cell table:style-name="ce21" office:value-type="string" table:number-columns-spanned="1" table:number-rows-spanned="3">
            <text:p>一覧が表示され、再度メニューが表示されること</text:p>
          </table:table-cell>
          <table:table-cell table:style-name="ce36" table:content-validation-name="val2" office:value-type="string" table:number-columns-spanned="1" table:number-rows-spanned="3">
            <text:p>正常系</text:p>
          </table:table-cell>
          <table:table-cell table:style-name="ce36" table:content-validation-name="val3" office:value-type="string" table:number-columns-spanned="1" table:number-rows-spanned="3">
            <text:p>条件</text:p>
          </table:table-cell>
          <table:table-cell table:style-name="ce22" office:value-type="string">
            <text:p>「読み込んだ書籍データが0件で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1">
          <table:table-cell table:style-name="ce8" office:value-type="string">
            <text:p>4-1-2</text:p>
          </table:table-cell>
          <table:covered-table-cell table:number-columns-repeated="2" table:style-name="ce23"/>
          <table:covered-table-cell table:style-name="ce38" table:content-validation-name="val2"/>
          <table:covered-table-cell table:style-name="ce38" table:content-validation-name="val3"/>
          <table:table-cell table:style-name="ce22" office:value-type="string">
            <text:p>以下の一覧が表示される。</text:p>
            <text:p/>
            <text:p>初期データファイルからデータの読み込みを行いました。</text:p>
            <text:p/>
            <text:p><text:s/>***書籍一覧***<text:tab/></text:p>
            <text:p>No. <text:s text:c="3"/>isbn <text:s text:c="3"/>title <text:s text:c="3"/>price</text:p>
            <text:p>----------------------------------</text:p>
            <text:p>1. <text:s text:c="3"/>1111 <text:s text:c="4"/>JAVA <text:s/>1100</text:p>
            <text:p>2. <text:s text:c="3"/>2222 <text:s text:c="4"/>perl <text:s text:c="3"/>1200</text:p>
            <text:p>3. <text:s text:c="3"/>3333 <text:s text:c="5"/>C++ <text:s text:c="2"/>1300</text:p>
            <text:p>4. <text:s text:c="3"/>4444 <text:s text:c="4"/>php <text:s text:c="4"/>1400</text:p>
            <text:p>5. <text:s text:c="3"/>5555 <text:s text:c="4"/>RubyOnRails 1500</text:p>
            <text:p>----------------------------------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8" office:value-type="string">
            <text:p>4-1-3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19" office:value-type="string">
            <text:p>再度メニュー文言が表示され、入力待ち状態にな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2">
          <table:table-cell table:style-name="ce4" office:value-type="string">
            <text:p>4-2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>※事前にbmsIniFile.csvのファイル名を変えておく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初期化ファイルのオープン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2">
          <table:table-cell table:style-name="ce4" office:value-type="string">
            <text:p>4-2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2">
          <table:table-cell table:style-name="ce4" office:value-type="string">
            <text:p>4-3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>※事前にbmsIniFile.csvに書かれているpriceのデータを,ごと削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不正なデータが存在し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2">
          <table:table-cell table:style-name="ce4" office:value-type="string">
            <text:p>4-3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3">
          <table:table-cell table:style-name="ce4" office:value-type="string">
            <text:p>4-4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>※事前にbmsIniFile.csvに書かれているpriceのデータに文字列を含め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価格に文字が含まれてい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5">
          <table:table-cell table:style-name="ce4" office:value-type="string">
            <text:p>4-4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4">
          <table:table-cell table:style-name="ce5" office:value-type="string">
            <text:p>4-5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/>
            <text:p>※loadIntoMemoryFromFileInitially()メソッドの</text:p>
            <text:p>　objIn.close()メソッド実行の行にブレークポイントを設置。</text:p>
            <text:p>　デバッグ機能で、ファイルクローズ処理の結果（FileIn.javaのclose()メソッドの戻り値）をfalseに変更してから</text:p>
            <text:p>　「再開」でデバッグを続ける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初期化ファイルのクローズ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×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4">
          <table:table-cell table:style-name="ce4" office:value-type="string">
            <text:p>4-5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5</text:p>
          </table:table-cell>
          <table:table-cell table:style-name="ce12" office:value-type="string">
            <text:p>Step4：価格データの表示形式の変更</text:p>
          </table:table-cell>
          <table:table-cell table:style-name="ce12"/>
          <table:table-cell table:style-name="ce28" table:content-validation-name="val2"/>
          <table:table-cell table:style-name="ce28" table:content-validation-name="val3"/>
          <table:table-cell table:style-name="ce42"/>
          <table:table-cell table:style-name="ce44" table:content-validation-name="val4" table:number-columns-repeated="2"/>
          <table:table-cell table:style-name="ce54"/>
          <table:table-cell table:style-name="ce58"/>
          <table:table-cell table:number-columns-repeated="246"/>
        </table:table-row>
        <table:table-row table:style-name="ro21">
          <table:table-cell table:style-name="ce4" office:value-type="string">
            <text:p>5-1-1</text:p>
          </table:table-cell>
          <table:table-cell table:style-name="ce24" office:value-type="string" table:number-columns-spanned="1" table:number-rows-spanned="3">
            <text:p>メニュー表示時に、4をキーボード入力した時</text:p>
            <text:p/>
          </table:table-cell>
          <table:table-cell table:style-name="ce24" office:value-type="string" table:number-columns-spanned="1" table:number-rows-spanned="3">
            <text:p>一覧が表示され、再度メニューが表示されること</text:p>
          </table:table-cell>
          <table:table-cell table:style-name="ce39" table:content-validation-name="val2" office:value-type="string" table:number-columns-spanned="1" table:number-rows-spanned="3">
            <text:p>正常系</text:p>
          </table:table-cell>
          <table:table-cell table:style-name="ce39" table:content-validation-name="val3" office:value-type="string" table:number-columns-spanned="1" table:number-rows-spanned="3">
            <text:p>命令</text:p>
          </table:table-cell>
          <table:table-cell table:style-name="ce24" office:value-type="string">
            <text:p>以下の一覧が表示される。</text:p>
            <text:p>※[isbn][title][price]はそれぞれ上に登録されている値</text:p>
            <text:p>※表示される数は実際にcsv上に登録されている数に応じて増減してもOK</text:p>
            <text:p/>
            <text:p><text:s/>***書籍一覧***<text:tab/></text:p>
            <text:p>No. <text:s text:c="3"/>isbn <text:s text:c="3"/>title <text:s text:c="3"/>price</text:p>
            <text:p>----------------------------------</text:p>
            <text:p>1. <text:s text:c="3"/>[isbn] <text:s text:c="3"/>[title <text:s text:c="3"/>[price]</text:p>
            <text:p>2. <text:s text:c="3"/>[isbn] <text:s text:c="3"/>[title <text:s text:c="3"/>[price]</text:p>
            <text:p>3. <text:s text:c="3"/>[isbn] <text:s text:c="3"/>[title <text:s text:c="3"/>[price]</text:p>
            <text:p>4. <text:s text:c="3"/>[isbn] <text:s text:c="3"/>[title <text:s text:c="3"/>[price]</text:p>
            <text:p>5. <text:s text:c="3"/>[isbn] <text:s text:c="3"/>[title <text:s text:c="3"/>[price]</text:p>
            <text:p>----------------------------------</text:p>
            <text:p/>
          </table:table-cell>
          <table:table-cell table:style-name="ce45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1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1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再度メニュー文言が表示され、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5">
          <table:table-cell table:style-name="ce4" office:value-type="string">
            <text:p>5-2-1</text:p>
          </table:table-cell>
          <table:table-cell table:style-name="ce20" office:value-type="string" table:number-columns-spanned="1" table:number-rows-spanned="3">
            <text:p>書籍登録画面で</text:p>
            <text:p>適切なデータを登録した時</text:p>
            <text:p/>
          </table:table-cell>
          <table:table-cell table:style-name="ce20" office:value-type="string" table:number-columns-spanned="1" table:number-rows-spanned="3">
            <text:p>登録結果が表示され、再度メニューが表示されること</text:p>
          </table:table-cell>
          <table:table-cell table:style-name="ce32" table:content-validation-name="val2" office:value-type="string" table:number-columns-spanned="1" table:number-rows-spanned="3">
            <text:p>正常系</text:p>
          </table:table-cell>
          <table:table-cell table:style-name="ce32" table:content-validation-name="val3" office:value-type="string" table:number-columns-spanned="1" table:number-rows-spanned="3">
            <text:p>命令</text:p>
          </table:table-cell>
          <table:table-cell table:style-name="ce20" office:value-type="string">
            <text:p>以下の案内文言が表示される。</text:p>
            <text:p>※[isbn][title][price]はそれぞれ入力した値</text:p>
            <text:p/>
            <text:p>***登録済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2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2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再度メニュー文言が表示され、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26">
          <table:table-cell table:style-name="ce4" office:value-type="string">
            <text:p>5-3-1</text:p>
          </table:table-cell>
          <table:table-cell table:style-name="ce19" office:value-type="string" table:number-columns-spanned="1" table:number-rows-spanned="3">
            <text:p>書籍削除画面で</text:p>
            <text:p>csv上に登録されているISBNの値をキーボード入力した時</text:p>
          </table:table-cell>
          <table:table-cell table:style-name="ce19" office:value-type="string" table:number-columns-spanned="1" table:number-rows-spanned="3">
            <text:p>削除実行の入力を促すメッセージが表示され、キーボード入力待ちになること</text:p>
          </table:table-cell>
          <table:table-cell table:style-name="ce31" table:content-validation-name="val2" office:value-type="string" table:number-columns-spanned="1" table:number-rows-spanned="3">
            <text:p>正常系</text:p>
          </table:table-cell>
          <table:table-cell table:style-name="ce31" table:content-validation-name="val3" office:value-type="string" table:number-columns-spanned="1" table:number-rows-spanned="3">
            <text:p>命令</text:p>
          </table:table-cell>
          <table:table-cell table:style-name="ce20" office:value-type="string">
            <text:p>以下の案内文言が表示される。</text:p>
            <text:p>※[isbn][title][price]は入力したISBNに紐づく値</text:p>
            <text:p/>
            <text:p>***削除対象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>上記書籍を削除しますか(y/n)？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3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3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5-4-1</text:p>
          </table:table-cell>
          <table:table-cell table:style-name="ce20" office:value-type="string" table:number-columns-spanned="1" table:number-rows-spanned="3">
            <text:p>書籍変更画面で</text:p>
            <text:p>csv上に登録されているISBNの値をキーボード入力して、</text:p>
            <text:p>タイトルの値をキーボード入力した時</text:p>
            <text:p/>
          </table:table-cell>
          <table:table-cell table:style-name="ce20" office:value-type="string" table:number-columns-spanned="1" table:number-rows-spanned="3">
            <text:p>価格の入力を促すメッセージが表示され、キーボード入力待ちになること</text:p>
          </table:table-cell>
          <table:table-cell table:style-name="ce32" table:content-validation-name="val2" office:value-type="string" table:number-columns-spanned="1" table:number-rows-spanned="3">
            <text:p>正常系</text:p>
          </table:table-cell>
          <table:table-cell table:style-name="ce31" table:content-validation-name="val3" office:value-type="string" table:number-columns-spanned="1" table:number-rows-spanned="3">
            <text:p>命令</text:p>
          </table:table-cell>
          <table:table-cell table:style-name="ce20" office:value-type="string">
            <text:p>「価格【[oldPrice]】変更⇒」が表示される。</text:p>
            <text:p>※[oldPrice]は入力したISBNに紐づく値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4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4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1">
          <table:table-cell table:style-name="ce5" office:value-type="string">
            <text:p>5-5-1</text:p>
          </table:table-cell>
          <table:table-cell table:style-name="ce25" office:value-type="string" table:number-columns-spanned="1" table:number-rows-spanned="3">
            <text:p>5-4-3の状態で</text:p>
            <text:p>価格の値をキーボード入力した時</text:p>
            <text:p/>
          </table:table-cell>
          <table:table-cell table:style-name="ce25" office:value-type="string" table:number-columns-spanned="1" table:number-rows-spanned="3">
            <text:p>変更完了のメッセージが表示され、再度メニューが表示されること</text:p>
          </table:table-cell>
          <table:table-cell table:style-name="ce40" table:content-validation-name="val2" office:value-type="string" table:number-columns-spanned="1" table:number-rows-spanned="3">
            <text:p>正常系</text:p>
          </table:table-cell>
          <table:table-cell table:style-name="ce40" table:content-validation-name="val3" office:value-type="string" table:number-columns-spanned="1" table:number-rows-spanned="3">
            <text:p>命令</text:p>
          </table:table-cell>
          <table:table-cell table:style-name="ce19" office:value-type="string">
            <text:p>以下の案内文言が表示される。</text:p>
            <text:p>※[isbn][title][price]はそれぞれ入力した値</text:p>
            <text:p>※[oldTitle][oldPrice]は入力したISBNに紐づく値</text:p>
            <text:p/>
            <text:p>***更新済書籍情報***</text:p>
            <text:p>下記のように書籍情報が更新されました。</text:p>
            <text:p>----------------------------------</text:p>
            <text:p><text:s text:c="8"/>変更前 <text:s text:c="3"/>変更後</text:p>
            <text:p>ISBN <text:s text:c="3"/>[isbn] <text:s text:c="2"/>→ <text:s/>[isbn]</text:p>
            <text:p>TITLE <text:s text:c="2"/>[oldTitle] <text:s/>→ <text:s/>[title]</text:p>
            <text:p>PRICE <text:s text:c="2"/>[oldPrice] <text:s/>→ <text:s/>[price]</text:p>
            <text:p>----------------------------------</text:p>
            <text:p/>
          </table:table-cell>
          <table:table-cell table:style-name="ce47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5-5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9" office:value-type="string">
            <text:p>5-5-3</text:p>
          </table:table-cell>
          <table:covered-table-cell table:number-columns-repeated="2" table:style-name="ce26"/>
          <table:covered-table-cell table:style-name="ce41"/>
          <table:covered-table-cell table:style-name="ce41" table:content-validation-name="val3"/>
          <table:table-cell table:style-name="ce26" office:value-type="string">
            <text:p>再度メニュー文言が表示され、入力待ち状態になる。</text:p>
          </table:table-cell>
          <table:table-cell table:style-name="ce51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55" office:value-type="date" office:date-value="2023-08-02">
            <text:p>8月2日</text:p>
          </table:table-cell>
          <table:table-cell table:style-name="ce59" office:value-type="string">
            <text:p>ルイ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※最終Stepの単体テストが完了したら、総合(シナリオ)テストを実施して、最終確認をしましょう！</text:p>
          </table:table-cell>
          <table:table-cell table:number-columns-repeated="255"/>
        </table:table-row>
        <table:table-row table:style-name="ro1" table:number-rows-repeated="1048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2">2023/08/02</text:date>, <text:time>16:2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書籍管理システムFile版2.0単体テスト" style:display-name="PageStyle_書籍管理システムFile版2.0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8-02T16:22:42</dc:date>
    <meta:generator>OpenOffice/4.1.13$Win32 OpenOffice.org_project/4113m1$Build-9810</meta:generator>
    <meta:editing-duration>PT4H37M47S</meta:editing-duration>
    <meta:editing-cycles>4</meta:editing-cycles>
    <meta:document-statistic meta:table-count="1" meta:cell-count="528" meta:object-count="0"/>
  </office:meta>
</office:document-meta>
</file>